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ndard Symbols PS" svg:font-family="'Standard Symbols PS'" style:font-adornments="Regular"/>
    <style:font-face style:name="Arimo1" svg:font-family="Arimo" style:font-adornments="Regular" style:font-family-generic="swiss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8098in"/>
    </style:style>
    <style:style style:name="co3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0.8744in"/>
    </style:style>
    <style:style style:name="co5" style:family="table-column">
      <style:table-column-properties fo:break-before="auto" style:column-width="1.1972in"/>
    </style:style>
    <style:style style:name="co6" style:family="table-column">
      <style:table-column-properties fo:break-before="auto" style:column-width="0.7992in"/>
    </style:style>
    <style:style style:name="co7" style:family="table-column">
      <style:table-column-properties fo:break-before="auto" style:column-width="0.8528in"/>
    </style:style>
    <style:style style:name="co8" style:family="table-column">
      <style:table-column-properties fo:break-before="auto" style:column-width="1.6063in"/>
    </style:style>
    <style:style style:name="co9" style:family="table-column">
      <style:table-column-properties fo:break-before="auto" style:column-width="0.9929in"/>
    </style:style>
    <style:style style:name="co10" style:family="table-column">
      <style:table-column-properties fo:break-before="auto" style:column-width="1.0681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Standard Symbols PS"/>
    </style:style>
    <style:style style:name="ce2" style:family="table-cell" style:parent-style-name="Default">
      <style:text-properties style:font-name="Arimo1" style:font-name-asian="Arimo1" style:font-name-complex="Arimo1"/>
    </style:style>
    <style:style style:name="ce3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mo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office:value-type="string">
            <text:p>iteration</text:p>
          </table:table-cell>
          <table:table-cell table:style-name="Default" office:value-type="string">
            <text:p>#frequency</text:p>
          </table:table-cell>
          <table:table-cell office:value-type="string">
            <text:p>er,eff</text:p>
          </table:table-cell>
          <table:table-cell table:style-name="Default" office:value-type="string">
            <text:p>alpha, dB/m</text:p>
          </table:table-cell>
          <table:table-cell office:value-type="string">
            <text:p>Beta/1000, rad/m</text:p>
          </table:table-cell>
          <table:table-cell office:value-type="string">
            <text:p>beta/ko</text:p>
          </table:table-cell>
          <table:table-cell office:value-type="string">
            <text:p>Zii(real)</text:p>
          </table:table-cell>
          <table:table-cell table:style-name="Default" office:value-type="string">
            <text:p>Zii(imag)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2000000000">
            <text:p>5.20E+010</text:p>
          </table:table-cell>
          <table:table-cell office:value-type="float" office:value="8.5091838">
            <text:p>8.5091838</text:p>
          </table:table-cell>
          <table:table-cell office:value-type="float" office:value="-0.0000000090164519">
            <text:p>-9.02E-009</text:p>
          </table:table-cell>
          <table:table-cell office:value-type="float" office:value="3.1791166">
            <text:p>3.1791166</text:p>
          </table:table-cell>
          <table:table-cell office:value-type="float" office:value="2.9170505">
            <text:p>2.9170505</text:p>
          </table:table-cell>
          <table:table-cell office:value-type="float" office:value="55.085306">
            <text:p>55.085306</text:p>
          </table:table-cell>
          <table:table-cell office:value-type="float" office:value="-0.000000000015928673">
            <text:p>-1.59E-011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2000000000">
            <text:p>5.20E+010</text:p>
          </table:table-cell>
          <table:table-cell office:value-type="float" office:value="8.4896393">
            <text:p>8.4896393</text:p>
          </table:table-cell>
          <table:table-cell office:value-type="float" office:value="0.0000000000065541994">
            <text:p>6.55E-012</text:p>
          </table:table-cell>
          <table:table-cell office:value-type="float" office:value="3.1754635">
            <text:p>3.1754635</text:p>
          </table:table-cell>
          <table:table-cell office:value-type="float" office:value="2.9136986">
            <text:p>2.9136986</text:p>
          </table:table-cell>
          <table:table-cell office:value-type="float" office:value="53.113144">
            <text:p>53.113144</text:p>
          </table:table-cell>
          <table:table-cell office:value-type="float" office:value="0.000000000000016536058">
            <text:p>1.65E-014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2000000000">
            <text:p>5.20E+010</text:p>
          </table:table-cell>
          <table:table-cell office:value-type="float" office:value="8.4901571">
            <text:p>8.4901571</text:p>
          </table:table-cell>
          <table:table-cell office:value-type="float" office:value="0.000000000013096373">
            <text:p>1.31E-011</text:p>
          </table:table-cell>
          <table:table-cell office:value-type="float" office:value="3.1755604">
            <text:p>3.1755604</text:p>
          </table:table-cell>
          <table:table-cell office:value-type="float" office:value="2.9137874">
            <text:p>2.9137874</text:p>
          </table:table-cell>
          <table:table-cell office:value-type="float" office:value="52.661364">
            <text:p>52.661364</text:p>
          </table:table-cell>
          <table:table-cell office:value-type="float" office:value="0.000000000000027062476">
            <text:p>2.71E-014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2000000000">
            <text:p>5.20E+010</text:p>
          </table:table-cell>
          <table:table-cell office:value-type="float" office:value="8.4892355">
            <text:p>8.4892355</text:p>
          </table:table-cell>
          <table:table-cell office:value-type="float" office:value="-0.00000000053754796">
            <text:p>-5.38E-010</text:p>
          </table:table-cell>
          <table:table-cell office:value-type="float" office:value="3.175388">
            <text:p>3.175388</text:p>
          </table:table-cell>
          <table:table-cell office:value-type="float" office:value="2.9136293">
            <text:p>2.9136293</text:p>
          </table:table-cell>
          <table:table-cell office:value-type="float" office:value="52.786611">
            <text:p>52.786611</text:p>
          </table:table-cell>
          <table:table-cell office:value-type="float" office:value="0.00000000000020934755">
            <text:p>2.09E-013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2000000000">
            <text:p>5.20E+010</text:p>
          </table:table-cell>
          <table:table-cell office:value-type="float" office:value="8.4822599">
            <text:p>8.4822599</text:p>
          </table:table-cell>
          <table:table-cell office:value-type="float" office:value="-0.0000000000047754567">
            <text:p>-4.78E-012</text:p>
          </table:table-cell>
          <table:table-cell office:value-type="float" office:value="3.1740831">
            <text:p>3.1740831</text:p>
          </table:table-cell>
          <table:table-cell office:value-type="float" office:value="2.912432">
            <text:p>2.912432</text:p>
          </table:table-cell>
          <table:table-cell office:value-type="float" office:value="52.257678">
            <text:p>52.257678</text:p>
          </table:table-cell>
          <table:table-cell office:value-type="float" office:value="-6.6350184E-015">
            <text:p>-6.64E-015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2000000000">
            <text:p>5.20E+010</text:p>
          </table:table-cell>
          <table:table-cell office:value-type="float" office:value="8.4824734">
            <text:p>8.4824734</text:p>
          </table:table-cell>
          <table:table-cell office:value-type="float" office:value="-0.0000000000029411424">
            <text:p>-2.94E-012</text:p>
          </table:table-cell>
          <table:table-cell office:value-type="float" office:value="3.1741231">
            <text:p>3.1741231</text:p>
          </table:table-cell>
          <table:table-cell office:value-type="float" office:value="2.9124686">
            <text:p>2.9124686</text:p>
          </table:table-cell>
          <table:table-cell office:value-type="float" office:value="52.007923">
            <text:p>52.007923</text:p>
          </table:table-cell>
          <table:table-cell office:value-type="float" office:value="-0.000000000000014634843">
            <text:p>-1.46E-014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2000000000">
            <text:p>5.20E+010</text:p>
          </table:table-cell>
          <table:table-cell office:value-type="float" office:value="8.4724772">
            <text:p>8.4724772</text:p>
          </table:table-cell>
          <table:table-cell office:value-type="float" office:value="-0.00000000080719128">
            <text:p>-8.07E-010</text:p>
          </table:table-cell>
          <table:table-cell office:value-type="float" office:value="3.1722522">
            <text:p>3.1722522</text:p>
          </table:table-cell>
          <table:table-cell office:value-type="float" office:value="2.910752">
            <text:p>2.910752</text:p>
          </table:table-cell>
          <table:table-cell office:value-type="float" office:value="51.14158">
            <text:p>51.14158</text:p>
          </table:table-cell>
          <table:table-cell office:value-type="float" office:value="-0.00000000000091949689">
            <text:p>-9.19E-013</text:p>
          </table:table-cell>
          <table:table-cell>
            <draw:frame table:end-cell-address="Sheet1.M26" table:end-x="0.5303in" table:end-y="0.0374in" draw:z-index="0" draw:style-name="gr1" draw:text-style-name="P1" svg:width="4.4827in" svg:height="2.8988in" svg:x="0.5508in" svg:y="0.1598in">
              <draw:object draw:notify-on-update-of-ranges="Sheet1.A2:Sheet1.A21 Sheet1.F2:Sheet1.F21 Sheet1.A2:Sheet1.A21 Sheet1.G2:Sheet1.G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2000000000">
            <text:p>5.20E+010</text:p>
          </table:table-cell>
          <table:table-cell office:value-type="float" office:value="8.4726104">
            <text:p>8.4726104</text:p>
          </table:table-cell>
          <table:table-cell office:value-type="float" office:value="-0.000000000000044444302">
            <text:p>-4.44E-014</text:p>
          </table:table-cell>
          <table:table-cell office:value-type="float" office:value="3.1722772">
            <text:p>3.1722772</text:p>
          </table:table-cell>
          <table:table-cell office:value-type="float" office:value="2.9107749">
            <text:p>2.9107749</text:p>
          </table:table-cell>
          <table:table-cell office:value-type="float" office:value="50.974188">
            <text:p>50.974188</text:p>
          </table:table-cell>
          <table:table-cell office:value-type="float" office:value="-7.8058679E-015">
            <text:p>-7.81E-015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2000000000">
            <text:p>5.20E+010</text:p>
          </table:table-cell>
          <table:table-cell office:value-type="float" office:value="8.4708451">
            <text:p>8.4708451</text:p>
          </table:table-cell>
          <table:table-cell office:value-type="float" office:value="0.00000000001688375">
            <text:p>1.69E-011</text:p>
          </table:table-cell>
          <table:table-cell office:value-type="float" office:value="3.1719467">
            <text:p>3.1719467</text:p>
          </table:table-cell>
          <table:table-cell office:value-type="float" office:value="2.9104716">
            <text:p>2.9104716</text:p>
          </table:table-cell>
          <table:table-cell office:value-type="float" office:value="50.761519">
            <text:p>50.761519</text:p>
          </table:table-cell>
          <table:table-cell office:value-type="float" office:value="0.000000000000025847778">
            <text:p>2.58E-014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2000000000">
            <text:p>5.20E+010</text:p>
          </table:table-cell>
          <table:table-cell office:value-type="float" office:value="8.4658783">
            <text:p>8.4658783</text:p>
          </table:table-cell>
          <table:table-cell office:value-type="float" office:value="-0.00000000059613738">
            <text:p>-5.96E-010</text:p>
          </table:table-cell>
          <table:table-cell office:value-type="float" office:value="3.1710166">
            <text:p>3.1710166</text:p>
          </table:table-cell>
          <table:table-cell office:value-type="float" office:value="2.9096182">
            <text:p>2.9096182</text:p>
          </table:table-cell>
          <table:table-cell office:value-type="float" office:value="50.059147">
            <text:p>50.059147</text:p>
          </table:table-cell>
          <table:table-cell office:value-type="float" office:value="-0.000000000001102507">
            <text:p>-1.10E-01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2000000000">
            <text:p>5.20E+010</text:p>
          </table:table-cell>
          <table:table-cell office:value-type="float" office:value="8.4658782">
            <text:p>8.4658782</text:p>
          </table:table-cell>
          <table:table-cell office:value-type="float" office:value="-0.00000000039916209">
            <text:p>-3.99E-010</text:p>
          </table:table-cell>
          <table:table-cell office:value-type="float" office:value="3.1710166">
            <text:p>3.1710166</text:p>
          </table:table-cell>
          <table:table-cell office:value-type="float" office:value="2.9096182">
            <text:p>2.9096182</text:p>
          </table:table-cell>
          <table:table-cell office:value-type="float" office:value="50.059039">
            <text:p>50.059039</text:p>
          </table:table-cell>
          <table:table-cell office:value-type="float" office:value="-0.00000000000045920833">
            <text:p>-4.59E-013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2000000000">
            <text:p>5.20E+010</text:p>
          </table:table-cell>
          <table:table-cell office:value-type="float" office:value="8.4659227">
            <text:p>8.4659227</text:p>
          </table:table-cell>
          <table:table-cell office:value-type="float" office:value="0.000000000011873283">
            <text:p>1.19E-011</text:p>
          </table:table-cell>
          <table:table-cell office:value-type="float" office:value="3.1710249">
            <text:p>3.1710249</text:p>
          </table:table-cell>
          <table:table-cell office:value-type="float" office:value="2.9096259">
            <text:p>2.9096259</text:p>
          </table:table-cell>
          <table:table-cell office:value-type="float" office:value="49.948971">
            <text:p>49.948971</text:p>
          </table:table-cell>
          <table:table-cell office:value-type="float" office:value="0.00000000000002046169">
            <text:p>2.05E-014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2000000000">
            <text:p>5.20E+010</text:p>
          </table:table-cell>
          <table:table-cell office:value-type="float" office:value="8.4642573">
            <text:p>8.4642573</text:p>
          </table:table-cell>
          <table:table-cell office:value-type="float" office:value="0.0000000019986035">
            <text:p>2.00E-009</text:p>
          </table:table-cell>
          <table:table-cell office:value-type="float" office:value="3.170713">
            <text:p>3.170713</text:p>
          </table:table-cell>
          <table:table-cell office:value-type="float" office:value="2.9093397">
            <text:p>2.9093397</text:p>
          </table:table-cell>
          <table:table-cell office:value-type="float" office:value="49.691213">
            <text:p>49.691213</text:p>
          </table:table-cell>
          <table:table-cell office:value-type="float" office:value="0.0000000000034540111">
            <text:p>3.45E-012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2000000000">
            <text:p>5.20E+010</text:p>
          </table:table-cell>
          <table:table-cell office:value-type="float" office:value="8.4625627">
            <text:p>8.4625627</text:p>
          </table:table-cell>
          <table:table-cell office:value-type="float" office:value="0.00000000069251493">
            <text:p>6.93E-010</text:p>
          </table:table-cell>
          <table:table-cell office:value-type="float" office:value="3.1703956">
            <text:p>3.1703956</text:p>
          </table:table-cell>
          <table:table-cell office:value-type="float" office:value="2.9090484">
            <text:p>2.9090484</text:p>
          </table:table-cell>
          <table:table-cell office:value-type="float" office:value="49.393256">
            <text:p>49.393256</text:p>
          </table:table-cell>
          <table:table-cell office:value-type="float" office:value="0.0000000000012181001">
            <text:p>1.22E-012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2000000000">
            <text:p>5.20E+010</text:p>
          </table:table-cell>
          <table:table-cell office:value-type="float" office:value="8.4625626">
            <text:p>8.4625626</text:p>
          </table:table-cell>
          <table:table-cell office:value-type="float" office:value="-0.0000000000063211046">
            <text:p>-6.32E-012</text:p>
          </table:table-cell>
          <table:table-cell office:value-type="float" office:value="3.1703956">
            <text:p>3.1703956</text:p>
          </table:table-cell>
          <table:table-cell office:value-type="float" office:value="2.9090484">
            <text:p>2.9090484</text:p>
          </table:table-cell>
          <table:table-cell office:value-type="float" office:value="49.393224">
            <text:p>49.393224</text:p>
          </table:table-cell>
          <table:table-cell office:value-type="float" office:value="-0.00000000000001546073">
            <text:p>-1.55E-014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2000000000">
            <text:p>5.20E+010</text:p>
          </table:table-cell>
          <table:table-cell office:value-type="float" office:value="8.4621336">
            <text:p>8.4621336</text:p>
          </table:table-cell>
          <table:table-cell office:value-type="float" office:value="0.00000000025041577">
            <text:p>2.50E-010</text:p>
          </table:table-cell>
          <table:table-cell office:value-type="float" office:value="3.1703152">
            <text:p>3.1703152</text:p>
          </table:table-cell>
          <table:table-cell office:value-type="float" office:value="2.9089747">
            <text:p>2.9089747</text:p>
          </table:table-cell>
          <table:table-cell office:value-type="float" office:value="49.254244">
            <text:p>49.254244</text:p>
          </table:table-cell>
          <table:table-cell office:value-type="float" office:value="0.00000000000081135795">
            <text:p>8.11E-013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2000000000">
            <text:p>5.20E+010</text:p>
          </table:table-cell>
          <table:table-cell office:value-type="float" office:value="8.4621357">
            <text:p>8.4621357</text:p>
          </table:table-cell>
          <table:table-cell office:value-type="float" office:value="0.000000000028437612">
            <text:p>2.84E-011</text:p>
          </table:table-cell>
          <table:table-cell office:value-type="float" office:value="3.1703156">
            <text:p>3.1703156</text:p>
          </table:table-cell>
          <table:table-cell office:value-type="float" office:value="2.908975">
            <text:p>2.908975</text:p>
          </table:table-cell>
          <table:table-cell office:value-type="float" office:value="49.262652">
            <text:p>49.262652</text:p>
          </table:table-cell>
          <table:table-cell office:value-type="float" office:value="0.000000000000046338316">
            <text:p>4.63E-014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2000000000">
            <text:p>5.20E+010</text:p>
          </table:table-cell>
          <table:table-cell office:value-type="float" office:value="8.4609061">
            <text:p>8.4609061</text:p>
          </table:table-cell>
          <table:table-cell office:value-type="float" office:value="-0.000000000034469542">
            <text:p>-3.45E-011</text:p>
          </table:table-cell>
          <table:table-cell office:value-type="float" office:value="3.1700853">
            <text:p>3.1700853</text:p>
          </table:table-cell>
          <table:table-cell office:value-type="float" office:value="2.9087637">
            <text:p>2.9087637</text:p>
          </table:table-cell>
          <table:table-cell office:value-type="float" office:value="49.023447">
            <text:p>49.023447</text:p>
          </table:table-cell>
          <table:table-cell office:value-type="float" office:value="-0.00000000000006010195">
            <text:p>-6.01E-014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2000000000">
            <text:p>5.20E+010</text:p>
          </table:table-cell>
          <table:table-cell office:value-type="float" office:value="8.4609151">
            <text:p>8.4609151</text:p>
          </table:table-cell>
          <table:table-cell office:value-type="float" office:value="-0.00000000066178536">
            <text:p>-6.62E-010</text:p>
          </table:table-cell>
          <table:table-cell office:value-type="float" office:value="3.170087">
            <text:p>3.170087</text:p>
          </table:table-cell>
          <table:table-cell office:value-type="float" office:value="2.9087652">
            <text:p>2.9087652</text:p>
          </table:table-cell>
          <table:table-cell office:value-type="float" office:value="48.969777">
            <text:p>48.969777</text:p>
          </table:table-cell>
          <table:table-cell office:value-type="float" office:value="-0.000000000001583944">
            <text:p>-1.58E-012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2000000000">
            <text:p>5.20E+010</text:p>
          </table:table-cell>
          <table:table-cell office:value-type="float" office:value="8.4609151">
            <text:p>8.4609151</text:p>
          </table:table-cell>
          <table:table-cell office:value-type="float" office:value="-0.000000000033262575">
            <text:p>-3.33E-011</text:p>
          </table:table-cell>
          <table:table-cell office:value-type="float" office:value="3.170087">
            <text:p>3.170087</text:p>
          </table:table-cell>
          <table:table-cell office:value-type="float" office:value="2.9087652">
            <text:p>2.9087652</text:p>
          </table:table-cell>
          <table:table-cell office:value-type="float" office:value="48.969762">
            <text:p>48.969762</text:p>
          </table:table-cell>
          <table:table-cell office:value-type="float" office:value="-0.000000000000056613495">
            <text:p>-5.66E-014</text:p>
          </table:table-cell>
          <table:table-cell table:number-columns-repeated="5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b/<text:span text:style-name="T1">ko</text:span>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style-name="ce2" office:value-type="string">
            <text:p>Ω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ndard Symbols PS" svg:font-family="'Standard Symbols PS'" style:font-adornments="Regular"/>
    <style:font-face style:name="Arimo1" svg:font-family="Arimo" style:font-adornments="Regular" style:font-family-generic="swiss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5">07/15/2022</text:date>, <text:time>15:0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15T15:06:52</dc:date>
    <dc:creator>Brian Young</dc:creator>
    <meta:generator>OpenOffice/4.1.11$Unix OpenOffice.org_project/4112m1$Build-9809</meta:generator>
    <meta:editing-duration>PT2H36M31S</meta:editing-duration>
    <meta:editing-cycles>4</meta:editing-cycles>
    <meta:document-statistic meta:table-count="1" meta:cell-count="1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1" chart:maximum="20" chart:interval-major="2" chart:interval-minor-divisor="2" chart:reverse-direction="false" text:line-break="false" chart:axis-position="0"/>
      <style:graphic-properties svg:stroke-color="#b3b3b3"/>
      <style:text-properties fo:color="#000000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fo:font-size="10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45" chart:maximum="55" chart:origin="0" chart:interval-major="1" chart:interval-minor-divisor="2" chart:reverse-direction="false" text:line-break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fo:font-size="1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color="#000000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0000" style:font-style-name="Regular" fo:font-size="10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954cm"/>
    </style:style>
    <style:style style:name="gr2" style:family="graphic">
      <style:graphic-properties draw:marker-end="Arrow" draw:marker-end-width="0.3cm" draw:textarea-horizontal-align="center" draw:textarea-vertical-align="middle"/>
    </style:style>
    <style:style style:name="P1" style:family="paragraph">
      <style:text-properties fo:font-size="12pt"/>
    </style:style>
    <style:style style:name="P2" style:family="paragraph">
      <style:paragraph-properties fo:text-align="center"/>
    </style:style>
    <style:style style:name="T1" style:family="text">
      <style:text-properties fo:color="#000000" style:font-size-asian="24pt" style:font-size-complex="24pt"/>
    </style:style>
    <style:style style:name="T2" style:family="text">
      <style:text-properties fo:color="#000000" fo:font-size="12pt" style:font-size-asian="24pt" style:font-size-complex="24pt"/>
    </style:style>
  </office:automatic-styles>
  <office:body>
    <office:chart>
      <chart:chart svg:width="11.387cm" svg:height="7.364cm" xlink:href=".." xlink:type="simple" chart:class="chart:scatter" chart:style-name="ch1">
        <chart:plot-area chart:style-name="ch2" table:cell-range-address="Sheet1.A2:Sheet1.A21 Sheet1.F2:Sheet1.G21" svg:x="1.238cm" svg:y="0.724cm" svg:width="9.184cm" svg:height="5.512cm">
          <chartooo:coordinate-region svg:x="1.709cm" svg:y="0.923cm" svg:width="7.615cm" svg:height="4.816cm"/>
          <chart:axis chart:dimension="x" chart:name="primary-x" chart:style-name="ch3">
            <chart:title svg:x="5.144cm" svg:y="6.384cm" chart:style-name="ch4">
              <text:p>Iteration</text:p>
            </chart:title>
          </chart:axis>
          <chart:axis chart:dimension="y" chart:name="primary-y" chart:style-name="ch5">
            <chart:title svg:x="0.402cm" svg:y="4.629cm" chart:style-name="ch6">
              <text:p>Impedance, Ω</text:p>
            </chart:title>
            <chart:grid chart:style-name="ch7" chart:class="major"/>
          </chart:axis>
          <chart:axis chart:dimension="y" chart:name="secondary-y" chart:style-name="ch8">
            <chart:title svg:x="10.65cm" svg:y="4.113cm" chart:style-name="ch9">
              <text:p>beta/ko</text:p>
            </chart:title>
          </chart:axis>
          <chart:series chart:attached-axis="secondary-y" chart:style-name="ch10" chart:values-cell-range-address="Sheet1.F2:Sheet1.F21" chart:class="chart:scatter">
            <chart:domain table:cell-range-address="Sheet1.A2:Sheet1.A21"/>
            <chart:data-point chart:repeated="20"/>
          </chart:series>
          <chart:series chart:attached-axis="primary-y" chart:style-name="ch11" chart:values-cell-range-address="Sheet1.G2:Sheet1.G21" chart:class="chart:scatter">
            <chart:data-point chart:repeated="20"/>
          </chart:series>
          <chart:wall chart:style-name="ch12"/>
          <chart:floor chart:style-name="ch13"/>
        </chart:plot-area>
        <draw:frame draw:style-name="gr1" svg:width="3.522cm" svg:height="0.954cm" svg:x="3.673cm" svg:y="3.747cm">
          <draw:text-box>
            <text:p><text:span text:style-name="T1">Zoo</text:span></text:p>
          </draw:text-box>
        </draw:frame>
        <draw:frame draw:style-name="gr1" draw:text-style-name="P1" svg:width="3.522cm" svg:height="0.954cm" svg:x="4.401cm" svg:y="2.163cm">
          <draw:text-box>
            <text:p><text:span text:style-name="T2">beta/ko</text:span></text:p>
          </draw:text-box>
        </draw:frame>
        <draw:line draw:style-name="gr2" draw:text-style-name="P2" svg:x1="5.407cm" svg:y1="2.782cm" svg:x2="6.281cm" svg:y2="2.782cm">
          <text:p/>
        </draw:line>
        <draw:line draw:style-name="gr2" draw:text-style-name="P2" svg:x1="3.768cm" svg:y1="3.603cm" svg:x2="2.871cm" svg:y2="3.603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1</svg:desc>
                </draw:g>
              </table:table-cell>
              <table:table-cell office:value-type="float" office:value="2.9170505">
                <text:p>2.9170505</text:p>
                <draw:g>
                  <svg:desc>Sheet1.F2:Sheet1.F21</svg:desc>
                </draw:g>
              </table:table-cell>
              <table:table-cell office:value-type="float" office:value="55.085306">
                <text:p>55.085306</text:p>
                <draw:g>
                  <svg:desc>Sheet1.G2:Sheet1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9136986">
                <text:p>2.9136986</text:p>
              </table:table-cell>
              <table:table-cell office:value-type="float" office:value="53.113144">
                <text:p>53.1131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137874">
                <text:p>2.9137874</text:p>
              </table:table-cell>
              <table:table-cell office:value-type="float" office:value="52.661364">
                <text:p>52.661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9136293">
                <text:p>2.9136293</text:p>
              </table:table-cell>
              <table:table-cell office:value-type="float" office:value="52.786611">
                <text:p>52.7866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912432">
                <text:p>2.912432</text:p>
              </table:table-cell>
              <table:table-cell office:value-type="float" office:value="52.257678">
                <text:p>52.257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9124686">
                <text:p>2.9124686</text:p>
              </table:table-cell>
              <table:table-cell office:value-type="float" office:value="52.007923">
                <text:p>52.0079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910752">
                <text:p>2.910752</text:p>
              </table:table-cell>
              <table:table-cell office:value-type="float" office:value="51.14158">
                <text:p>51.141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9107749">
                <text:p>2.9107749</text:p>
              </table:table-cell>
              <table:table-cell office:value-type="float" office:value="50.974188">
                <text:p>50.9741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9104716">
                <text:p>2.9104716</text:p>
              </table:table-cell>
              <table:table-cell office:value-type="float" office:value="50.761519">
                <text:p>50.761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9096182">
                <text:p>2.9096182</text:p>
              </table:table-cell>
              <table:table-cell office:value-type="float" office:value="50.059147">
                <text:p>50.0591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.9096182">
                <text:p>2.9096182</text:p>
              </table:table-cell>
              <table:table-cell office:value-type="float" office:value="50.059039">
                <text:p>50.0590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9096259">
                <text:p>2.9096259</text:p>
              </table:table-cell>
              <table:table-cell office:value-type="float" office:value="49.948971">
                <text:p>49.9489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9093397">
                <text:p>2.9093397</text:p>
              </table:table-cell>
              <table:table-cell office:value-type="float" office:value="49.691213">
                <text:p>49.6912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.9090484">
                <text:p>2.9090484</text:p>
              </table:table-cell>
              <table:table-cell office:value-type="float" office:value="49.393256">
                <text:p>49.393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.9090484">
                <text:p>2.9090484</text:p>
              </table:table-cell>
              <table:table-cell office:value-type="float" office:value="49.393224">
                <text:p>49.3932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9089747">
                <text:p>2.9089747</text:p>
              </table:table-cell>
              <table:table-cell office:value-type="float" office:value="49.254244">
                <text:p>49.2542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.908975">
                <text:p>2.908975</text:p>
              </table:table-cell>
              <table:table-cell office:value-type="float" office:value="49.262652">
                <text:p>49.2626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9087637">
                <text:p>2.9087637</text:p>
              </table:table-cell>
              <table:table-cell office:value-type="float" office:value="49.023447">
                <text:p>49.0234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.9087652">
                <text:p>2.9087652</text:p>
              </table:table-cell>
              <table:table-cell office:value-type="float" office:value="48.969777">
                <text:p>48.9697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9087652">
                <text:p>2.9087652</text:p>
              </table:table-cell>
              <table:table-cell office:value-type="float" office:value="48.969762">
                <text:p>48.969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2m1$Build-98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marker draw:name="Arrow" svg:viewBox="0 0 20 30" svg:d="M10 0l-10 30h20z"/>
  </office:styles>
</office:document-styles>
</file>